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1.42728043" calcext:value-type="float">
            <text:p>31,42728043</text:p>
          </table:table-cell>
          <table:table-cell office:value-type="float" office:value="2.428906733E-026" calcext:value-type="float">
            <text:p>2,43E-026</text:p>
          </table:table-cell>
          <table:table-cell office:value-type="float" office:value="3.607144594" calcext:value-type="float">
            <text:p>3,607144594</text:p>
          </table:table-cell>
          <table:table-cell table:style-name="ce2" table:formula="of:=([.E3]-[.E2])/[.E2]" office:value-type="float" office:value="0.00557973745153106" calcext:value-type="float">
            <text:p>0,00557973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491" calcext:value-type="float">
            <text:p>34491</text:p>
          </table:table-cell>
          <table:table-cell office:value-type="float" office:value="36.42688751" calcext:value-type="float">
            <text:p>36,42688751</text:p>
          </table:table-cell>
          <table:table-cell office:value-type="float" office:value="2.141380371E-021" calcext:value-type="float">
            <text:p>2,14E-021</text:p>
          </table:table-cell>
          <table:table-cell office:value-type="float" office:value="2.671121597" calcext:value-type="float">
            <text:p>2,67112159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491" calcext:value-type="float">
            <text:p>34491</text:p>
          </table:table-cell>
          <table:table-cell office:value-type="float" office:value="42.47039413" calcext:value-type="float">
            <text:p>42,47039413</text:p>
          </table:table-cell>
          <table:table-cell office:value-type="float" office:value="2.270784457E-020" calcext:value-type="float">
            <text:p>2,27E-020</text:p>
          </table:table-cell>
          <table:table-cell office:value-type="float" office:value="2.674543381" calcext:value-type="float">
            <text:p>2,674543381</text:p>
          </table:table-cell>
          <table:table-cell table:formula="of:=([.E5]-[.E4])/[.E4]" office:value-type="float" office:value="0.00128102891453651" calcext:value-type="float">
            <text:p>0,00128102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176" calcext:value-type="float">
            <text:p>35176</text:p>
          </table:table-cell>
          <table:table-cell office:value-type="float" office:value="42.85084534" calcext:value-type="float">
            <text:p>42,85084534</text:p>
          </table:table-cell>
          <table:table-cell office:value-type="float" office:value="3.307837036E-017" calcext:value-type="float">
            <text:p>3,31E-017</text:p>
          </table:table-cell>
          <table:table-cell office:value-type="float" office:value="2.192427397" calcext:value-type="float">
            <text:p>2,19242739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176" calcext:value-type="float">
            <text:p>35176</text:p>
          </table:table-cell>
          <table:table-cell office:value-type="float" office:value="50.09102631" calcext:value-type="float">
            <text:p>50,09102631</text:p>
          </table:table-cell>
          <table:table-cell office:value-type="float" office:value="3.936473788E-017" calcext:value-type="float">
            <text:p>3,94E-017</text:p>
          </table:table-cell>
          <table:table-cell office:value-type="float" office:value="2.194522619" calcext:value-type="float">
            <text:p>2,194522619</text:p>
          </table:table-cell>
          <table:table-cell table:style-name="ce3" table:formula="of:=([.E7]-[.E6])/[.E6]" office:value-type="float" office:value="0.000955663116993925" calcext:value-type="float">
            <text:p>0,00095566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536" calcext:value-type="float">
            <text:p>35536</text:p>
          </table:table-cell>
          <table:table-cell office:value-type="float" office:value="50.29281998" calcext:value-type="float">
            <text:p>50,29281998</text:p>
          </table:table-cell>
          <table:table-cell office:value-type="float" office:value="8.279494273E-017" calcext:value-type="float">
            <text:p>8,28E-017</text:p>
          </table:table-cell>
          <table:table-cell office:value-type="float" office:value="1.893151522" calcext:value-type="float">
            <text:p>1,89315152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536" calcext:value-type="float">
            <text:p>35536</text:p>
          </table:table-cell>
          <table:table-cell office:value-type="float" office:value="49.42583466" calcext:value-type="float">
            <text:p>49,42583466</text:p>
          </table:table-cell>
          <table:table-cell office:value-type="float" office:value="5.230575621E-016" calcext:value-type="float">
            <text:p>5,23E-016</text:p>
          </table:table-cell>
          <table:table-cell office:value-type="float" office:value="1.893867016" calcext:value-type="float">
            <text:p>1,893867016</text:p>
          </table:table-cell>
          <table:table-cell table:style-name="ce3" table:formula="of:=([.E9]-[.E8])/[.E8]" office:value-type="float" office:value="0.000377938052863388" calcext:value-type="float">
            <text:p>0,000377938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782" calcext:value-type="float">
            <text:p>35782</text:p>
          </table:table-cell>
          <table:table-cell office:value-type="float" office:value="49.53925705" calcext:value-type="float">
            <text:p>49,53925705</text:p>
          </table:table-cell>
          <table:table-cell office:value-type="float" office:value="5.566322329E-015" calcext:value-type="float">
            <text:p>5,57E-015</text:p>
          </table:table-cell>
          <table:table-cell office:value-type="float" office:value="1.678964138" calcext:value-type="float">
            <text:p>1,67896413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782" calcext:value-type="float">
            <text:p>35782</text:p>
          </table:table-cell>
          <table:table-cell office:value-type="float" office:value="49.10584641" calcext:value-type="float">
            <text:p>49,10584641</text:p>
          </table:table-cell>
          <table:table-cell office:value-type="float" office:value="0.00000000000002799220952" calcext:value-type="float">
            <text:p>2,80E-014</text:p>
          </table:table-cell>
          <table:table-cell office:value-type="float" office:value="1.679259419" calcext:value-type="float">
            <text:p>1,679259419</text:p>
          </table:table-cell>
          <table:table-cell table:style-name="ce3" table:formula="of:=([.E11]-[.E10])/[.E10]" office:value-type="float" office:value="0.000175870939299414" calcext:value-type="float">
            <text:p>0,00017587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983" calcext:value-type="float">
            <text:p>35983</text:p>
          </table:table-cell>
          <table:table-cell office:value-type="float" office:value="49.16164017" calcext:value-type="float">
            <text:p>49,16164017</text:p>
          </table:table-cell>
          <table:table-cell office:value-type="float" office:value="0.0000000000009413338165" calcext:value-type="float">
            <text:p>9,41E-013</text:p>
          </table:table-cell>
          <table:table-cell office:value-type="float" office:value="1.513388991" calcext:value-type="float">
            <text:p>1,51338899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983" calcext:value-type="float">
            <text:p>35983</text:p>
          </table:table-cell>
          <table:table-cell office:value-type="float" office:value="49.75432587" calcext:value-type="float">
            <text:p>49,75432587</text:p>
          </table:table-cell>
          <table:table-cell office:value-type="float" office:value="0.000000000000120672786" calcext:value-type="float">
            <text:p>1,21E-013</text:p>
          </table:table-cell>
          <table:table-cell office:value-type="float" office:value="1.513304353" calcext:value-type="float">
            <text:p>1,513304353</text:p>
          </table:table-cell>
          <table:table-cell table:formula="of:=([.E13]-[.E12])/[.E12]" office:value-type="float" office:value="-0.000055926136970237" calcext:value-type="float">
            <text:p>-5,5926136970237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250" calcext:value-type="float">
            <text:p>36250</text:p>
          </table:table-cell>
          <table:table-cell office:value-type="float" office:value="49.70306015" calcext:value-type="float">
            <text:p>49,70306015</text:p>
          </table:table-cell>
          <table:table-cell office:value-type="float" office:value="0.000000000004811376558" calcext:value-type="float">
            <text:p>4,81E-012</text:p>
          </table:table-cell>
          <table:table-cell office:value-type="float" office:value="1.383761764" calcext:value-type="float">
            <text:p>1,38376176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250" calcext:value-type="float">
            <text:p>36250</text:p>
          </table:table-cell>
          <table:table-cell office:value-type="float" office:value="49.89335632" calcext:value-type="float">
            <text:p>49,89335632</text:p>
          </table:table-cell>
          <table:table-cell office:value-type="float" office:value="0.000000000003307388651" calcext:value-type="float">
            <text:p>3,31E-012</text:p>
          </table:table-cell>
          <table:table-cell office:value-type="float" office:value="1.383467317" calcext:value-type="float">
            <text:p>1,383467317</text:p>
          </table:table-cell>
          <table:table-cell table:formula="of:=([.E15]-[.E14])/[.E14]" office:value-type="float" office:value="-0.000212787350872285" calcext:value-type="float">
            <text:p>-0,000212787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479" calcext:value-type="float">
            <text:p>36479</text:p>
          </table:table-cell>
          <table:table-cell office:value-type="float" office:value="49.91202164" calcext:value-type="float">
            <text:p>49,91202164</text:p>
          </table:table-cell>
          <table:table-cell office:value-type="float" office:value="0.00000000004388877456" calcext:value-type="float">
            <text:p>4,39E-011</text:p>
          </table:table-cell>
          <table:table-cell office:value-type="float" office:value="1.277649164" calcext:value-type="float">
            <text:p>1,27764916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479" calcext:value-type="float">
            <text:p>36479</text:p>
          </table:table-cell>
          <table:table-cell office:value-type="float" office:value="50.25799942" calcext:value-type="float">
            <text:p>50,25799942</text:p>
          </table:table-cell>
          <table:table-cell office:value-type="float" office:value="0.000000000009517298408" calcext:value-type="float">
            <text:p>9,52E-012</text:p>
          </table:table-cell>
          <table:table-cell office:value-type="float" office:value="1.277435422" calcext:value-type="float">
            <text:p>1,277435422</text:p>
          </table:table-cell>
          <table:table-cell table:formula="of:=([.E17]-[.E16])/[.E16]" office:value-type="float" office:value="-0.000167293186598233" calcext:value-type="float">
            <text:p>-0,00016729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815" calcext:value-type="float">
            <text:p>36815</text:p>
          </table:table-cell>
          <table:table-cell office:value-type="float" office:value="50.24145126" calcext:value-type="float">
            <text:p>50,24145126</text:p>
          </table:table-cell>
          <table:table-cell office:value-type="float" office:value="0.0000000001371156383" calcext:value-type="float">
            <text:p>1,37E-010</text:p>
          </table:table-cell>
          <table:table-cell office:value-type="float" office:value="1.187525034" calcext:value-type="float">
            <text:p>1,18752503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815" calcext:value-type="float">
            <text:p>36815</text:p>
          </table:table-cell>
          <table:table-cell office:value-type="float" office:value="50.37917328" calcext:value-type="float">
            <text:p>50,37917328</text:p>
          </table:table-cell>
          <table:table-cell office:value-type="float" office:value="0.0000000005529675051" calcext:value-type="float">
            <text:p>5,53E-010</text:p>
          </table:table-cell>
          <table:table-cell office:value-type="float" office:value="1.186898232" calcext:value-type="float">
            <text:p>1,186898232</text:p>
          </table:table-cell>
          <table:table-cell table:style-name="ce3" table:formula="of:=([.E19]-[.E18])/[.E18]" office:value-type="float" office:value="-0.00052782213600053" calcext:value-type="float">
            <text:p>-0,00052782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184" calcext:value-type="float">
            <text:p>37184</text:p>
          </table:table-cell>
          <table:table-cell office:value-type="float" office:value="50.38602448" calcext:value-type="float">
            <text:p>50,38602448</text:p>
          </table:table-cell>
          <table:table-cell office:value-type="float" office:value="0.000000001049008103" calcext:value-type="float">
            <text:p>1,05E-009</text:p>
          </table:table-cell>
          <table:table-cell office:value-type="float" office:value="1.110577464" calcext:value-type="float">
            <text:p>1,11057746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184" calcext:value-type="float">
            <text:p>37184</text:p>
          </table:table-cell>
          <table:table-cell office:value-type="float" office:value="50.5886879" calcext:value-type="float">
            <text:p>50,5886879</text:p>
          </table:table-cell>
          <table:table-cell office:value-type="float" office:value="0.0000000005386406321" calcext:value-type="float">
            <text:p>5,39E-010</text:p>
          </table:table-cell>
          <table:table-cell office:value-type="float" office:value="1.110412836" calcext:value-type="float">
            <text:p>1,110412836</text:p>
          </table:table-cell>
          <table:table-cell table:style-name="ce3" table:formula="of:=([.E21]-[.E20])/[.E20]" office:value-type="float" office:value="-0.000148236395331567" calcext:value-type="float">
            <text:p>-0,000148236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7690" calcext:value-type="float">
            <text:p>37690</text:p>
          </table:table-cell>
          <table:table-cell office:value-type="float" office:value="50.59298706" calcext:value-type="float">
            <text:p>50,59298706</text:p>
          </table:table-cell>
          <table:table-cell office:value-type="float" office:value="0.000000001481381795" calcext:value-type="float">
            <text:p>1,48E-009</text:p>
          </table:table-cell>
          <table:table-cell office:value-type="float" office:value="1.044351459" calcext:value-type="float">
            <text:p>1,04435145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25817326945144" calcext:value-type="float">
            <text:p>0,0007258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09:00:55.419178762</dc:date>
    <meta:document-statistic meta:table-count="1" meta:cell-count="121" meta:object-count="0"/>
    <meta:generator>LibreOffice/4.1.5.3$Linux_X86_64 LibreOffice_project/410m0$Build-3</meta:generator>
  </office:meta>
</office:document-meta>
</file>